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db08" officeooo:paragraph-rsid="001bdb08"/>
    </style:style>
    <style:style style:name="P2" style:family="paragraph" style:parent-style-name="Standard">
      <style:text-properties officeooo:rsid="001c9726" officeooo:paragraph-rsid="001c9726"/>
    </style:style>
    <style:style style:name="P3" style:family="paragraph" style:parent-style-name="Standard">
      <style:text-properties officeooo:paragraph-rsid="001e7e2c"/>
    </style:style>
    <style:style style:name="T1" style:family="text">
      <style:text-properties officeooo:rsid="001c9726"/>
    </style:style>
    <style:style style:name="T2" style:family="text">
      <style:text-properties officeooo:rsid="001e7e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enario:</text:p>
      <text:p text:style-name="P1">You are a college student who is struggling to find hobbies that fit into your schedule. You want to try to find hobbies quickly and easily with others that you will enjoy.</text:p>
      <text:p text:style-name="P1"/>
      <text:p text:style-name="P1">Task 1:</text:p>
      <text:p text:style-name="P1">Set up an account with HobbyFinder filling out all your details.</text:p>
      <text:p text:style-name="P1"/>
      <text:p text:style-name="P1">Task 2:</text:p>
      <text:p text:style-name="P1">Search for different clubs you might like and try to message someone in the club.</text:p>
      <text:p text:style-name="P1"/>
      <text:p text:style-name="P1">Task 3:</text:p>
      <text:p text:style-name="P1">Browse through your upcoming events and see what clubs you have meeting this upcoming week.</text:p>
      <text:p text:style-name="P1"/>
      <text:p text:style-name="P1">Notes:</text:p>
      <text:p text:style-name="P1"/>
      <text:p text:style-name="P1">What changes should you make to your application:</text:p>
      <text:p text:style-name="P1">1. Explain how to navigate through <text:span text:style-name="T1">the menus at first</text:span></text:p>
      <text:p text:style-name="P2">2. Include more information on how dates work (is it biweekly, weekly, monthly, etc)</text:p>
      <text:p text:style-name="P2">3. Need to show how to message people in other clubs because right now the functionality does not look like it is all there</text:p>
      <text:p text:style-name="P1"/>
      <text:p text:style-name="P1"/>
      <text:p text:style-name="P1">What you need to keep the same for your application:</text:p>
      <text:p text:style-name="P2">1. Menus are easy once you know what they are</text:p>
      <text:p text:style-name="P2">2. <text:span text:style-name="T2">Has familiar features to social media so it is easy to know what to expect</text:span></text:p>
      <text:p text:style-name="P3"><text:span text:style-name="T2">3. The ability to search for clubs in a manual fashion it is not all automated / recommende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8T12:04:18.220000000</meta:creation-date>
    <dc:date>2020-10-28T12:34:48.733000000</dc:date>
    <meta:editing-duration>PT10M10S</meta:editing-duration>
    <meta:editing-cycles>1</meta:editing-cycles>
    <meta:document-statistic meta:table-count="0" meta:image-count="0" meta:object-count="0" meta:page-count="1" meta:paragraph-count="17" meta:word-count="191" meta:character-count="1019" meta:non-whitespace-character-count="845"/>
    <meta:generator>LibreOffice/6.4.5.2$Windows_X86_64 LibreOffice_project/a726b36747cf2001e06b58ad5db1aa3a9a1872d6</meta:generator>
  </office:meta>
</office:document-meta>
</file>